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Ubuntu" svg:font-family="Ubuntu" style:font-family-generic="swiss" style:font-pitch="variable"/>
  </office:font-face-decls>
  <office:automatic-styles>
    <style:style style:name="P1" style:parent-style-name="Normal" style:master-page-name="MPF0" style:family="paragraph">
      <style:paragraph-properties fo:break-before="page" style:page-number="auto"/>
    </style:style>
    <style:style style:name="T5" style:parent-style-name="Fuentedepárrafopredeter." style:family="text">
      <style:text-properties style:font-name="Times New Roman" style:font-name-complex="Times New Roman" fo:font-weight="bold" style:font-weight-asian="bold" style:font-weight-complex="bold"/>
    </style:style>
    <style:style style:name="P6" style:parent-style-name="Normal" style:family="paragraph">
      <style:paragraph-properties fo:text-align="center"/>
      <style:text-properties style:font-name="Times New Roman" style:font-name-complex="Times New Roman" fo:font-weight="bold" style:font-weight-asian="bold" style:font-weight-complex="bold" fo:color="#000000"/>
    </style:style>
    <style:style style:name="T7" style:parent-style-name="Fuentedepárrafopredeter." style:family="text">
      <style:text-properties style:font-name="Times New Roman" style:font-name-complex="Times New Roman" fo:font-weight="bold" style:font-weight-asian="bold" style:font-weight-complex="bold"/>
    </style:style>
    <style:style style:name="P8" style:parent-style-name="Normal" style:family="paragraph">
      <style:paragraph-properties fo:text-align="center"/>
    </style:style>
    <style:style style:name="T9"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T10" style:parent-style-name="Fuentedepárrafopredeter." style:family="text">
      <style:text-properties style:font-name="Times New Roman" style:font-name-complex="Times New Roman" fo:font-weight="bold" style:font-weight-asian="bold" style:font-weight-complex="bold"/>
    </style:style>
    <style:style style:name="P11" style:parent-style-name="Normal" style:family="paragraph">
      <style:text-properties style:font-name="Times New Roman" style:font-name-complex="Times New Roman" fo:color="#000000"/>
    </style:style>
    <style:style style:name="P12" style:parent-style-name="Normal" style:family="paragraph">
      <style:text-properties style:font-name="Times New Roman" style:font-name-complex="Times New Roman" fo:color="#000000"/>
    </style:style>
    <style:style style:name="P13" style:parent-style-name="Normal" style:family="paragraph">
      <style:text-properties style:font-name="Times New Roman" style:font-name-complex="Times New Roman" fo:color="#000000"/>
    </style:style>
    <style:style style:name="T14" style:parent-style-name="Fuentedepárrafopredeter." style:family="text">
      <style:text-properties style:font-name="Times New Roman" style:font-name-complex="Times New Roman" fo:font-weight="bold" style:font-weight-asian="bold" style:font-weight-complex="bold"/>
    </style:style>
    <style:style style:name="P15" style:parent-style-name="Normal" style:family="paragraph">
      <style:paragraph-properties fo:break-before="page"/>
      <style:text-properties style:font-name="Times New Roman" style:font-name-complex="Times New Roman" fo:font-weight="bold" style:font-weight-asian="bold" style:font-weight-complex="bold"/>
    </style:style>
    <style:style style:name="P16" style:parent-style-name="TDC1" style:family="paragraph">
      <style:paragraph-properties>
        <style:tab-stops>
          <style:tab-stop style:type="right" style:leader-style="dotted" style:leader-text="." style:position="5.8986in"/>
        </style:tab-stops>
      </style:paragraph-properties>
    </style:style>
    <style:style style:name="T17" style:parent-style-name="Hipervínculo" style:family="text">
      <style:text-properties style:font-name="Times New Roman" style:font-name-complex="Times New Roman"/>
    </style:style>
    <style:style style:name="T18" style:parent-style-name="Hipervínculo" style:family="text">
      <style:text-properties style:font-name="Times New Roman" style:font-name-complex="Times New Roman"/>
    </style:style>
    <style:style style:name="T19" style:parent-style-name="Hipervínculo" style:family="text">
      <style:text-properties style:font-name="Times New Roman" style:font-name-complex="Times New Roman"/>
    </style:style>
    <style:style style:name="T20" style:parent-style-name="Fuentedepárrafopredeter." style:family="text">
      <style:text-properties style:font-name="Times New Roman" style:font-name-complex="Times New Roman"/>
    </style:style>
    <style:style style:name="T21" style:parent-style-name="Fuentedepárrafopredeter." style:family="text">
      <style:text-properties style:font-name="Times New Roman" style:font-name-complex="Times New Roman"/>
    </style:style>
    <style:style style:name="P22" style:parent-style-name="TDC2" style:family="paragraph">
      <style:paragraph-properties>
        <style:tab-stops>
          <style:tab-stop style:type="right" style:leader-style="dotted" style:leader-text="." style:position="5.7319in"/>
        </style:tab-stops>
      </style:paragraph-properties>
    </style:style>
    <style:style style:name="T23" style:parent-style-name="Hipervínculo" style:family="text">
      <style:text-properties style:font-name="Times New Roman" style:font-name-complex="Times New Roman"/>
    </style:style>
    <style:style style:name="T24" style:parent-style-name="Fuentedepárrafopredeter." style:family="text">
      <style:text-properties style:font-name="Times New Roman" style:font-name-complex="Times New Roman"/>
    </style:style>
    <style:style style:name="T25" style:parent-style-name="Fuentedepárrafopredeter." style:family="text">
      <style:text-properties style:font-name="Times New Roman" style:font-name-complex="Times New Roman"/>
    </style:style>
    <style:style style:name="P26" style:parent-style-name="TDC2" style:family="paragraph">
      <style:paragraph-properties>
        <style:tab-stops>
          <style:tab-stop style:type="right" style:leader-style="dotted" style:leader-text="." style:position="5.7319in"/>
        </style:tab-stops>
      </style:paragraph-properties>
    </style:style>
    <style:style style:name="T27" style:parent-style-name="Hipervínculo" style:family="text">
      <style:text-properties style:font-name="Times New Roman" style:font-name-complex="Times New Roman" style:font-weight-complex="bold"/>
    </style:style>
    <style:style style:name="T28" style:parent-style-name="Fuentedepárrafopredeter." style:family="text">
      <style:text-properties style:font-name="Times New Roman" style:font-name-complex="Times New Roman"/>
    </style:style>
    <style:style style:name="T29" style:parent-style-name="Fuentedepárrafopredeter." style:family="text">
      <style:text-properties style:font-name="Times New Roman" style:font-name-complex="Times New Roman"/>
    </style:style>
    <style:style style:name="P30" style:parent-style-name="TDC2" style:family="paragraph">
      <style:paragraph-properties>
        <style:tab-stops>
          <style:tab-stop style:type="right" style:leader-style="dotted" style:leader-text="." style:position="5.7319in"/>
        </style:tab-stops>
      </style:paragraph-properties>
    </style:style>
    <style:style style:name="T31" style:parent-style-name="Hipervínculo" style:family="text">
      <style:text-properties style:font-name="Times New Roman" style:font-name-complex="Times New Roman" style:font-weight-complex="bold"/>
    </style:style>
    <style:style style:name="T32" style:parent-style-name="Fuentedepárrafopredeter." style:family="text">
      <style:text-properties style:font-name="Times New Roman" style:font-name-complex="Times New Roman"/>
    </style:style>
    <style:style style:name="T33" style:parent-style-name="Fuentedepárrafopredeter." style:family="text">
      <style:text-properties style:font-name="Times New Roman" style:font-name-complex="Times New Roman"/>
    </style:style>
    <style:style style:name="P34" style:parent-style-name="TDC2" style:family="paragraph">
      <style:paragraph-properties>
        <style:tab-stops>
          <style:tab-stop style:type="right" style:leader-style="dotted" style:leader-text="." style:position="5.7319in"/>
        </style:tab-stops>
      </style:paragraph-properties>
    </style:style>
    <style:style style:name="T35" style:parent-style-name="Hipervínculo" style:family="text">
      <style:text-properties style:font-name="Times New Roman" style:font-name-complex="Times New Roman"/>
    </style:style>
    <style:style style:name="T36" style:parent-style-name="Fuentedepárrafopredeter." style:family="text">
      <style:text-properties style:font-name="Times New Roman" style:font-name-complex="Times New Roman"/>
    </style:style>
    <style:style style:name="T37" style:parent-style-name="Fuentedepárrafopredeter." style:family="text">
      <style:text-properties style:font-name="Times New Roman" style:font-name-complex="Times New Roman"/>
    </style:style>
    <style:style style:name="P38" style:parent-style-name="TDC1" style:family="paragraph">
      <style:paragraph-properties>
        <style:tab-stops>
          <style:tab-stop style:type="right" style:leader-style="dotted" style:leader-text="." style:position="5.8986in"/>
        </style:tab-stops>
      </style:paragraph-properties>
    </style:style>
    <style:style style:name="T39" style:parent-style-name="Hipervínculo" style:family="text">
      <style:text-properties style:font-name="Times New Roman" style:font-name-complex="Times New Roman" style:font-weight-complex="bold"/>
    </style:style>
    <style:style style:name="T40" style:parent-style-name="Fuentedepárrafopredeter." style:family="text">
      <style:text-properties style:font-name="Times New Roman" style:font-name-complex="Times New Roman"/>
    </style:style>
    <style:style style:name="T41" style:parent-style-name="Fuentedepárrafopredeter." style:family="text">
      <style:text-properties style:font-name="Times New Roman" style:font-name-complex="Times New Roman"/>
    </style:style>
    <style:style style:name="P42" style:parent-style-name="TDC1" style:family="paragraph">
      <style:paragraph-properties>
        <style:tab-stops>
          <style:tab-stop style:type="right" style:leader-style="dotted" style:leader-text="." style:position="5.8986in"/>
        </style:tab-stops>
      </style:paragraph-properties>
    </style:style>
    <style:style style:name="T43" style:parent-style-name="Hipervínculo" style:family="text">
      <style:text-properties style:font-name="Times New Roman" style:font-name-complex="Times New Roman"/>
    </style:style>
    <style:style style:name="T44" style:parent-style-name="Fuentedepárrafopredeter." style:family="text">
      <style:text-properties style:font-name="Times New Roman" style:font-name-complex="Times New Roman"/>
    </style:style>
    <style:style style:name="T45" style:parent-style-name="Fuentedepárrafopredeter." style:family="text">
      <style:text-properties style:font-name="Times New Roman" style:font-name-complex="Times New Roman"/>
    </style:style>
    <style:style style:name="P46" style:parent-style-name="TDC2" style:family="paragraph">
      <style:paragraph-properties>
        <style:tab-stops>
          <style:tab-stop style:type="right" style:leader-style="dotted" style:leader-text="." style:position="5.7319in"/>
        </style:tab-stops>
      </style:paragraph-properties>
    </style:style>
    <style:style style:name="T47" style:parent-style-name="Hipervínculo" style:family="text">
      <style:text-properties style:font-name="Times New Roman" style:font-name-complex="Times New Roman"/>
    </style:style>
    <style:style style:name="T48" style:parent-style-name="Fuentedepárrafopredeter." style:family="text">
      <style:text-properties style:font-name="Times New Roman" style:font-name-complex="Times New Roman"/>
    </style:style>
    <style:style style:name="T49" style:parent-style-name="Fuentedepárrafopredeter." style:family="text">
      <style:text-properties style:font-name="Times New Roman" style:font-name-complex="Times New Roman"/>
    </style:style>
    <style:style style:name="P50" style:parent-style-name="TDC2" style:family="paragraph">
      <style:paragraph-properties>
        <style:tab-stops>
          <style:tab-stop style:type="right" style:leader-style="dotted" style:leader-text="." style:position="5.7319in"/>
        </style:tab-stops>
      </style:paragraph-properties>
    </style:style>
    <style:style style:name="T51" style:parent-style-name="Hipervínculo" style:family="text">
      <style:text-properties style:font-name="Times New Roman" style:font-name-complex="Times New Roman"/>
    </style:style>
    <style:style style:name="T52" style:parent-style-name="Fuentedepárrafopredeter." style:family="text">
      <style:text-properties style:font-name="Times New Roman" style:font-name-complex="Times New Roman"/>
    </style:style>
    <style:style style:name="T53" style:parent-style-name="Fuentedepárrafopredeter." style:family="text">
      <style:text-properties style:font-name="Times New Roman" style:font-name-complex="Times New Roman"/>
    </style:style>
    <style:style style:name="P54" style:parent-style-name="TDC2" style:family="paragraph">
      <style:paragraph-properties>
        <style:tab-stops>
          <style:tab-stop style:type="right" style:leader-style="dotted" style:leader-text="." style:position="5.7319in"/>
        </style:tab-stops>
      </style:paragraph-properties>
    </style:style>
    <style:style style:name="T55" style:parent-style-name="Hipervínculo" style:family="text">
      <style:text-properties style:font-name="Times New Roman" style:font-name-complex="Times New Roman"/>
    </style:style>
    <style:style style:name="T56" style:parent-style-name="Hipervínculo" style:family="text">
      <style:text-properties style:font-name="Times New Roman" style:font-name-complex="Times New Roman" style:font-weight-complex="bold"/>
    </style:style>
    <style:style style:name="T57" style:parent-style-name="Fuentedepárrafopredeter." style:family="text">
      <style:text-properties style:font-name="Times New Roman" style:font-name-complex="Times New Roman"/>
    </style:style>
    <style:style style:name="T58" style:parent-style-name="Fuentedepárrafopredeter." style:family="text">
      <style:text-properties style:font-name="Times New Roman" style:font-name-complex="Times New Roman"/>
    </style:style>
    <style:style style:name="P59" style:parent-style-name="TDC1" style:family="paragraph">
      <style:paragraph-properties>
        <style:tab-stops>
          <style:tab-stop style:type="right" style:leader-style="dotted" style:leader-text="." style:position="5.8986in"/>
        </style:tab-stops>
      </style:paragraph-properties>
    </style:style>
    <style:style style:name="T60" style:parent-style-name="Hipervínculo" style:family="text">
      <style:text-properties style:font-name="Times New Roman" style:font-name-complex="Times New Roman"/>
    </style:style>
    <style:style style:name="T61" style:parent-style-name="Fuentedepárrafopredeter." style:family="text">
      <style:text-properties style:font-name="Times New Roman" style:font-name-complex="Times New Roman"/>
    </style:style>
    <style:style style:name="T62" style:parent-style-name="Fuentedepárrafopredeter." style:family="text">
      <style:text-properties style:font-name="Times New Roman" style:font-name-complex="Times New Roman"/>
    </style:style>
    <style:style style:name="P63" style:parent-style-name="Normal" style:family="paragraph">
      <style:text-properties style:font-name="Times New Roman" style:font-name-complex="Times New Roman" fo:font-weight="bold" style:font-weight-asian="bold" style:font-weight-complex="bold"/>
    </style:style>
    <style:style style:name="P64" style:parent-style-name="Normal" style:family="paragraph">
      <style:text-properties style:font-name="Times New Roman" style:font-name-complex="Times New Roman" fo:font-weight="bold" style:font-weight-asian="bold" style:font-weight-complex="bold"/>
    </style:style>
    <style:style style:name="P65" style:parent-style-name="Normal" style:family="paragraph">
      <style:text-properties style:font-name="Times New Roman" style:font-name-complex="Times New Roman" fo:font-weight="bold" style:font-weight-asian="bold" style:font-weight-complex="bold"/>
    </style:style>
    <style:style style:name="P66" style:parent-style-name="Normal" style:family="paragraph">
      <style:text-properties style:font-name="Times New Roman" style:font-name-complex="Times New Roman" fo:font-weight="bold" style:font-weight-asian="bold" style:font-weight-complex="bold"/>
    </style:style>
    <style:style style:name="P67" style:parent-style-name="Normal" style:family="paragraph">
      <style:text-properties style:font-name="Times New Roman" style:font-name-complex="Times New Roman" fo:font-weight="bold" style:font-weight-asian="bold" style:font-weight-complex="bold"/>
    </style:style>
    <style:style style:name="P68" style:parent-style-name="Normal" style:family="paragraph">
      <style:text-properties style:font-name="Times New Roman" style:font-name-complex="Times New Roman" fo:font-weight="bold" style:font-weight-asian="bold" style:font-weight-complex="bold"/>
    </style:style>
    <style:style style:name="P69" style:parent-style-name="Normal" style:family="paragraph">
      <style:text-properties style:font-name="Times New Roman" style:font-name-complex="Times New Roman" fo:font-weight="bold" style:font-weight-asian="bold" style:font-weight-complex="bold"/>
    </style:style>
    <style:style style:name="P70" style:parent-style-name="Normal" style:family="paragraph">
      <style:text-properties style:font-name="Times New Roman" style:font-name-complex="Times New Roman" fo:font-weight="bold" style:font-weight-asian="bold" style:font-weight-complex="bold"/>
    </style:style>
    <style:style style:name="P71" style:parent-style-name="Normal" style:family="paragraph">
      <style:text-properties style:font-name="Times New Roman" style:font-name-complex="Times New Roman" fo:font-weight="bold" style:font-weight-asian="bold" style:font-weight-complex="bold"/>
    </style:style>
    <style:style style:name="P72" style:parent-style-name="Normal" style:family="paragraph">
      <style:text-properties style:font-name="Times New Roman" style:font-name-complex="Times New Roman" fo:font-weight="bold" style:font-weight-asian="bold" style:font-weight-complex="bold"/>
    </style:style>
    <style:style style:name="P73" style:parent-style-name="Normal" style:family="paragraph">
      <style:text-properties style:font-name="Times New Roman" style:font-name-complex="Times New Roman" fo:font-weight="bold" style:font-weight-asian="bold" style:font-weight-complex="bold"/>
    </style:style>
    <style:style style:name="P74" style:parent-style-name="Normal" style:family="paragraph">
      <style:text-properties style:font-name="Times New Roman" style:font-name-complex="Times New Roman" fo:font-weight="bold" style:font-weight-asian="bold" style:font-weight-complex="bold"/>
    </style:style>
    <style:style style:name="P75" style:parent-style-name="Normal" style:family="paragraph">
      <style:text-properties style:font-name="Times New Roman" style:font-name-complex="Times New Roman" fo:font-weight="bold" style:font-weight-asian="bold" style:font-weight-complex="bold"/>
    </style:style>
    <style:style style:name="P76" style:parent-style-name="Normal" style:family="paragraph">
      <style:text-properties style:font-name="Times New Roman" style:font-name-complex="Times New Roman" fo:font-weight="bold" style:font-weight-asian="bold" style:font-weight-complex="bold"/>
    </style:style>
    <style:style style:name="P77" style:parent-style-name="Normal" style:family="paragraph">
      <style:text-properties style:font-name="Times New Roman" style:font-name-complex="Times New Roman" fo:font-weight="bold" style:font-weight-asian="bold" style:font-weight-complex="bold"/>
    </style:style>
    <style:style style:name="P78" style:parent-style-name="Normal" style:master-page-name="MP1" style:family="paragraph">
      <style:paragraph-properties fo:break-before="page" style:page-number="1"/>
    </style:style>
    <style:style style:name="P80" style:parent-style-name="Normal" style:family="paragraph">
      <style:text-properties style:font-name="Times New Roman" style:font-name-complex="Times New Roman"/>
    </style:style>
    <style:style style:name="T81" style:parent-style-name="Fuentedepárrafopredeter." style:family="text">
      <style:text-properties style:font-weight-complex="bold"/>
    </style:style>
    <style:style style:name="T82" style:parent-style-name="Fuentedepárrafopredeter." style:family="text">
      <style:text-properties style:font-weight-complex="bold"/>
    </style:style>
    <style:style style:name="P83" style:parent-style-name="Normal" style:family="paragraph">
      <style:text-properties style:font-name="Times New Roman" style:font-name-complex="Times New Roman"/>
    </style:style>
    <style:style style:name="T84" style:parent-style-name="Fuentedepárrafopredeter." style:family="text">
      <style:text-properties style:font-name="Times New Roman" style:font-name-complex="Times New Roman"/>
    </style:style>
    <style:style style:name="T85" style:parent-style-name="Fuentedepárrafopredeter." style:family="text">
      <style:text-properties style:font-name="Wingdings" style:font-name-asian="Wingdings" style:font-name-complex="Wingdings"/>
    </style:style>
    <style:style style:name="T86" style:parent-style-name="Fuentedepárrafopredeter." style:family="text">
      <style:text-properties style:font-name="Times New Roman" style:font-name-complex="Times New Roman"/>
    </style:style>
    <style:style style:name="P87" style:parent-style-name="Normal" style:family="paragraph">
      <style:text-properties style:font-name="Times New Roman" style:font-name-complex="Times New Roman"/>
    </style:style>
    <style:style style:name="T88" style:parent-style-name="Fuentedepárrafopredeter." style:family="text">
      <style:text-properties style:font-name="Times New Roman" style:font-name-complex="Times New Roman"/>
    </style:style>
    <style:style style:name="T89" style:parent-style-name="Fuentedepárrafopredeter." style:family="text">
      <style:text-properties style:font-name="Wingdings" style:font-name-asian="Wingdings" style:font-name-complex="Wingdings"/>
    </style:style>
    <style:style style:name="T90" style:parent-style-name="Fuentedepárrafopredeter." style:family="text">
      <style:text-properties style:font-name="Times New Roman" style:font-name-complex="Times New Roman"/>
    </style:style>
    <style:style style:name="P91" style:parent-style-name="Título2" style:family="paragraph">
      <style:text-properties style:font-weight-complex="bold"/>
    </style:style>
    <style:style style:name="P92" style:parent-style-name="Normal" style:family="paragraph">
      <style:text-properties style:font-name="Times New Roman" style:font-name-complex="Times New Roman"/>
    </style:style>
    <style:style style:name="P93" style:parent-style-name="Normal" style:family="paragraph">
      <style:text-properties style:font-name="Times New Roman" style:font-name-complex="Times New Roman"/>
    </style:style>
    <style:style style:name="P94" style:parent-style-name="Normal" style:family="paragraph">
      <style:text-properties style:font-name="Times New Roman" style:font-name-complex="Times New Roman"/>
    </style:style>
    <style:style style:name="T95"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96" style:parent-style-name="Fuentedepárrafopredeter." style:family="text">
      <style:text-properties style:font-name="Times New Roman" style:font-name-complex="Times New Roman" fo:font-weight="bold" style:font-weight-asian="bold" style:font-weight-complex="bold"/>
    </style:style>
    <style:style style:name="T97" style:parent-style-name="Fuentedepárrafopredeter." style:family="text">
      <style:text-properties style:font-name="Times New Roman" style:font-name-complex="Times New Roman" fo:font-weight="bold" style:font-weight-asian="bold" style:font-weight-complex="bold"/>
    </style:style>
    <style:style style:name="P98" style:parent-style-name="Normal" style:family="paragraph">
      <style:text-properties style:font-name="Times New Roman" style:font-name-complex="Times New Roman"/>
    </style:style>
    <style:style style:name="P99" style:parent-style-name="Normal" style:family="paragraph">
      <style:text-properties style:font-name="Times New Roman" style:font-name-complex="Times New Roman"/>
    </style:style>
    <style:style style:name="P100" style:parent-style-name="Normal" style:family="paragraph">
      <style:text-properties style:font-name="Times New Roman" style:font-name-complex="Times New Roman"/>
    </style:style>
    <style:style style:name="P101" style:parent-style-name="Normal" style:family="paragraph">
      <style:text-properties style:font-name="Times New Roman" style:font-name-complex="Times New Roman"/>
    </style:style>
    <style:style style:name="P102" style:parent-style-name="Normal" style:family="paragraph">
      <style:text-properties style:font-name="Times New Roman" style:font-name-complex="Times New Roman"/>
    </style:style>
    <style:style style:name="P103" style:parent-style-name="Título1" style:family="paragraph">
      <style:text-properties style:font-weight-complex="bold"/>
    </style:style>
    <style:style style:name="T104" style:parent-style-name="Fuentedepárrafopredeter." style:family="text">
      <style:text-properties style:font-name="Times New Roman" style:font-name-complex="Times New Roman" fo:font-weight="bold" style:font-weight-asian="bold" style:font-weight-complex="bold"/>
    </style:style>
    <style:style style:name="T105" style:parent-style-name="Fuentedepárrafopredeter." style:family="text">
      <style:text-properties style:font-name="Times New Roman" style:font-name-complex="Times New Roman"/>
    </style:style>
    <style:style style:name="T106" style:parent-style-name="Fuentedepárrafopredeter." style:family="text">
      <style:text-properties style:font-name="Times New Roman" style:font-name-complex="Times New Roman" fo:font-weight="bold" style:font-weight-asian="bold" style:font-weight-complex="bold"/>
    </style:style>
    <style:style style:name="P107" style:parent-style-name="Normal" style:family="paragraph">
      <style:text-properties style:font-name="Times New Roman" style:font-name-complex="Times New Roman"/>
    </style:style>
    <style:style style:name="T108" style:parent-style-name="Fuentedepárrafopredeter." style:family="text">
      <style:text-properties style:font-name="Times New Roman" style:font-name-complex="Times New Roman" fo:font-weight="bold" style:font-weight-asian="bold" style:font-weight-complex="bold"/>
    </style:style>
    <style:style style:name="T109"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10"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111" style:parent-style-name="Normal" style:family="paragraph">
      <style:text-properties style:font-name="Times New Roman" style:font-name-complex="Times New Roman"/>
    </style:style>
    <style:style style:name="P112" style:parent-style-name="Normal" style:family="paragraph">
      <style:text-properties style:font-name="Times New Roman" style:font-name-complex="Times New Roman"/>
    </style:style>
    <style:style style:name="P113" style:parent-style-name="Normal" style:family="paragraph">
      <style:text-properties style:font-name="Times New Roman" style:font-name-complex="Times New Roman"/>
    </style:style>
    <style:style style:name="P114" style:parent-style-name="Normal" style:family="paragraph">
      <style:text-properties style:font-name="Times New Roman" style:font-name-complex="Times New Roman"/>
    </style:style>
    <style:style style:name="P115"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116"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117" style:parent-style-name="Normal" style:family="paragraph">
      <style:text-properties style:font-name="Times New Roman" style:font-name-complex="Times New Roman"/>
    </style:style>
    <style:style style:name="P118" style:parent-style-name="Normal" style:family="paragraph">
      <style:text-properties style:font-name="Times New Roman" style:font-name-complex="Times New Roman" fo:font-weight="bold" style:font-weight-asian="bold" style:font-weight-complex="bold"/>
    </style:style>
    <style:style style:name="P119" style:parent-style-name="Normal" style:family="paragraph">
      <style:text-properties style:font-name="Times New Roman" style:font-name-complex="Times New Roman"/>
    </style:style>
    <style:style style:name="P120" style:parent-style-name="Normal" style:family="paragraph">
      <style:text-properties style:font-name="Times New Roman" style:font-name-complex="Times New Roman" fo:font-weight="bold" style:font-weight-asian="bold" style:font-weight-complex="bold"/>
    </style:style>
    <style:style style:name="P121" style:parent-style-name="Normal" style:family="paragraph">
      <style:text-properties style:font-name="Times New Roman" style:font-name-complex="Times New Roman"/>
    </style:style>
    <style:style style:name="T122" style:parent-style-name="Fuentedepárrafopredeter." style:family="text">
      <style:text-properties style:font-name="Times New Roman" style:font-name-complex="Times New Roman"/>
    </style:style>
    <style:style style:name="T123" style:parent-style-name="Fuentedepárrafopredeter." style:family="text">
      <style:text-properties style:font-name="Times New Roman" style:font-name-complex="Times New Roman" fo:font-weight="bold" style:font-weight-asian="bold" style:font-weight-complex="bold"/>
    </style:style>
    <style:style style:name="P124" style:parent-style-name="Normal" style:family="paragraph">
      <style:text-properties style:font-name="Times New Roman" style:font-name-complex="Times New Roman"/>
    </style:style>
    <style:style style:name="T125" style:parent-style-name="Fuentedepárrafopredeter." style:family="text">
      <style:text-properties style:font-name="Times New Roman" style:font-name-complex="Times New Roman"/>
    </style:style>
    <style:style style:name="T126" style:parent-style-name="Fuentedepárrafopredeter." style:family="text">
      <style:text-properties fo:font-weight="bold" style:font-weight-asian="bold" style:font-weight-complex="bold"/>
    </style:style>
    <style:style style:name="T127" style:parent-style-name="Fuentedepárrafopredeter." style:family="text">
      <style:text-properties style:font-name="Times New Roman" style:font-name-complex="Times New Roman" fo:font-weight="bold" style:font-weight-asian="bold" style:font-weight-complex="bold"/>
    </style:style>
    <style:style style:name="T128" style:parent-style-name="Fuentedepárrafopredeter." style:family="text">
      <style:text-properties style:font-name="Times New Roman" style:font-name-complex="Times New Roman" fo:font-weight="bold" style:font-weight-asian="bold" style:font-weight-complex="bold"/>
    </style:style>
    <style:style style:name="T129" style:parent-style-name="Fuentedepárrafopredeter." style:family="text">
      <style:text-properties style:font-name="Times New Roman" style:font-name-complex="Times New Roman" fo:font-weight="bold" style:font-weight-asian="bold" style:font-weight-complex="bold"/>
    </style:style>
    <style:style style:name="T130" style:parent-style-name="Fuentedepárrafopredeter." style:family="text">
      <style:text-properties style:font-name="Times New Roman" style:font-name-complex="Times New Roman" fo:font-weight="bold" style:font-weight-asian="bold" style:font-weight-complex="bold"/>
    </style:style>
    <style:style style:name="T131" style:parent-style-name="Fuentedepárrafopredeter." style:family="text">
      <style:text-properties style:font-name="Times New Roman" style:font-name-complex="Times New Roman"/>
    </style:style>
    <style:style style:name="T132" style:parent-style-name="Fuentedepárrafopredeter." style:family="text">
      <style:text-properties style:font-name="Times New Roman" style:font-name-complex="Times New Roman"/>
    </style:style>
    <style:style style:name="T133" style:parent-style-name="Fuentedepárrafopredeter." style:family="text">
      <style:text-properties style:font-name="Ubuntu" fo:color="#535353" fo:font-size="10.5pt" style:font-size-asian="10.5pt" style:font-size-complex="10.5pt" fo:background-color="#F5F5F5"/>
    </style:style>
    <style:style style:name="T134" style:parent-style-name="Fuentedepárrafopredeter." style:family="text">
      <style:text-properties style:font-name="Times New Roman" style:font-name-complex="Times New Roman"/>
    </style:style>
    <style:style style:name="T135" style:parent-style-name="Fuentedepárrafopredeter." style:family="text">
      <style:text-properties style:font-name="Times New Roman" style:font-name-complex="Times New Roman" fo:font-weight="bold" style:font-weight-asian="bold" style:font-weight-complex="bold"/>
    </style:style>
    <style:style style:name="P136" style:parent-style-name="Normal" style:family="paragraph">
      <style:text-properties style:font-name="Times New Roman" style:font-name-complex="Times New Roman"/>
    </style:style>
    <style:style style:name="P137" style:parent-style-name="Normal" style:family="paragraph">
      <style:text-properties style:font-name="Times New Roman" style:font-name-complex="Times New Roman"/>
    </style:style>
    <style:style style:name="T138" style:parent-style-name="Fuentedepárrafopredeter." style:family="text">
      <style:text-properties style:font-weight-complex="bold"/>
    </style:style>
    <style:style style:name="T139" style:parent-style-name="Fuentedepárrafopredeter." style:family="text">
      <style:text-properties style:font-weight-complex="bold"/>
    </style:style>
    <style:style style:name="T140" style:parent-style-name="Fuentedepárrafopredeter." style:family="text">
      <style:text-properties style:font-name="Times New Roman" style:font-name-complex="Times New Roman" fo:font-weight="bold" style:font-weight-asian="bold" style:font-weight-complex="bold"/>
    </style:style>
    <style:style style:name="T141" style:parent-style-name="Fuentedepárrafopredeter." style:family="text">
      <style:text-properties style:font-name="Times New Roman" style:font-name-complex="Times New Roman"/>
    </style:style>
    <style:style style:name="T142" style:parent-style-name="Fuentedepárrafopredeter." style:family="text">
      <style:text-properties style:font-name="Times New Roman" style:font-name-complex="Times New Roman" fo:font-weight="bold" style:font-weight-asian="bold" style:font-weight-complex="bold"/>
    </style:style>
    <style:style style:name="P143" style:parent-style-name="Normal" style:family="paragraph">
      <style:text-properties style:font-name="Times New Roman" style:font-name-complex="Times New Roman"/>
    </style:style>
    <style:style style:name="T144" style:parent-style-name="Hipervínculo" style:family="text">
      <style:text-properties style:font-name="Times New Roman" style:font-name-complex="Times New Roman"/>
    </style:style>
    <style:style style:name="T145" style:parent-style-name="Hipervínculo" style:family="text">
      <style:text-properties style:font-name="Times New Roman" style:font-name-complex="Times New Roman"/>
    </style:style>
    <style:style style:name="T146" style:parent-style-name="Hipervínculo" style:family="text">
      <style:text-properties style:font-name="Times New Roman" style:font-name-complex="Times New Roman"/>
    </style:style>
    <style:style style:name="T147" style:parent-style-name="Hipervínculo" style:family="text">
      <style:text-properties style:font-name="Times New Roman" style:font-name-complex="Times New Roman"/>
    </style:style>
    <style:style style:name="T148" style:parent-style-name="Hipervínculo" style:family="text">
      <style:text-properties style:font-name="Times New Roman" style:font-name-complex="Times New Roman"/>
    </style:style>
    <style:style style:name="T149" style:parent-style-name="Hipervínculo" style:family="text">
      <style:text-properties style:font-name="Times New Roman" style:font-name-complex="Times New Roman"/>
    </style:style>
    <style:style style:name="T150" style:parent-style-name="Hipervínculo" style:family="text">
      <style:text-properties style:font-name="Times New Roman" style:font-name-complex="Times New Roman"/>
    </style:style>
    <style:style style:name="T151" style:parent-style-name="Hipervínculo" style:family="text">
      <style:text-properties style:font-name="Times New Roman" style:font-name-complex="Times New Roman"/>
    </style:style>
    <style:style style:name="T152" style:parent-style-name="Hipervínculo" style:family="text">
      <style:text-properties style:font-name="Times New Roman" style:font-name-complex="Times New Roman"/>
    </style:style>
    <style:style style:name="T153" style:parent-style-name="Hipervínculo" style:family="text">
      <style:text-properties style:font-name="Times New Roman" style:font-name-complex="Times New Roman"/>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none" fo:padding-top="0in" fo:padding-bottom="0in" fo:padding-left="0in" fo:padding-right="0in" fo:background-color="#ffffff" draw:textarea-vertical-align="middle" draw:textarea-horizontal-align="left" style:wrap="run-through" style:run-through="foreground" draw:opacity="100%" style:horizontal-rel="page" style:vertical-rel="page" style:horizontal-pos="center" style:vertical-pos="middle" draw:auto-grow-width="false" draw:auto-grow-height="false"/>
      <style:paragraph-properties style:font-independent-line-spacing="true" style:writing-mode="lr-tb"/>
    </style:style>
  </office:automatic-styles>
  <office:body>
    <office:text text:use-soft-page-breaks="true">
      <text:p text:style-name="P1"><text:span text:style-name="T5"><draw:custom-shape svg:x="4.93333in" svg:y="0.77639in" svg:width="1.58333in" svg:height="0.58333in" draw:z-index="251662336" draw:id="id0" draw:style-name="a0" draw:name="Rectángulo 3" text:anchor-type="paragraph"><svg:title/><svg:desc/><text:p text:style-name="P6">Fecha: 18-09-2025</text:p><draw:enhanced-geometry draw:type="non-primitive" svg:viewBox="0 0 21600 21600" draw:enhanced-path="M 0 0 L 21600 0 21600 21600 0 21600 Z N"/></draw:custom-shape></text:span><text:span text:style-name="T7"><draw:custom-shape svg:x="0.25625in" svg:y="2.10972in" svg:width="5.83333in" svg:height="2.58333in" draw:z-index="251660288" draw:id="id1" draw:style-name="a1" draw:name="Rectángulo 1" text:anchor-type="paragraph"><svg:title/><svg:desc/><text:p text:style-name="P8"><text:span text:style-name="T9">Actividad de introducción - ¿Cómo ayudan los sistemas informáticos a las organizaciones?</text:span></text:p><draw:enhanced-geometry draw:type="non-primitive" svg:viewBox="0 0 21600 21600" draw:enhanced-path="M 0 0 L 21600 0 21600 21600 0 21600 Z N"/></draw:custom-shape></text:span><text:span text:style-name="T10"><draw:custom-shape svg:x="3.93333in" svg:y="8.06806in" svg:width="2.88542in" svg:height="1.84375in" draw:z-index="251661312" draw:id="id2" draw:style-name="a2" draw:name="Rectángulo 2" text:anchor-type="paragraph"><svg:title/><svg:desc/><text:p text:style-name="P11">Nombre<text:s/>y apellidos: Cristina Sandoval Laborde</text:p><text:p text:style-name="P12">Asignatura: Sistemas de gestión empresarial</text:p><text:p text:style-name="P13">Curso: 2º Dam CFGS</text:p><draw:enhanced-geometry draw:type="non-primitive" svg:viewBox="0 0 21600 21600" draw:enhanced-path="M 0 0 L 21600 0 21600 21600 0 21600 Z N"/></draw:custom-shape></text:span><text:span text:style-name="T14"><draw:frame draw:z-index="251659264" draw:id="id3" draw:style-name="a3" draw:name="Cuadro de texto 40" text:anchor-type="paragraph" svg:x="0in" svg:y="0in" svg:width="1.87292in" svg:height="4.2in" style:rel-width="scale" style:rel-height="scale"><draw:text-box><text:p text:style-name="Normal"/></draw:text-box><svg:title/><svg:desc/></draw:frame></text:span></text:p>
      <text:soft-page-break/>
      <text:p text:style-name="P15">INDICE</text:p>
      <text:p text:style-name="TítuloTDC"/>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209089762" office:target-frame-name="_top" xlink:show="replace"><text:span text:style-name="T17">2. Investigació</text:span><text:bookmark-start text:name="_Hlt209090301"/><text:bookmark-start text:name="_Hlt209090302"/><text:span text:style-name="T18">n</text:span><text:bookmark-end text:name="_Hlt209090301"/><text:bookmark-end text:name="_Hlt209090302"/><text:span text:style-name="T19"><text:s/>breve</text:span><text:span text:style-name="T20"><text:tab/></text:span><text:span text:style-name="T21">1</text:span></text:a></text:p>
          <text:p text:style-name="P22"><text:a xlink:href="#_Toc209089763" office:target-frame-name="_top" xlink:show="replace"><text:span text:style-name="T23">2.1. Identifica qué información necesita gestionar esa organización (Un gimnasio).</text:span><text:span text:style-name="T24"><text:tab/></text:span><text:span text:style-name="T25">1</text:span></text:a></text:p>
          <text:p text:style-name="P26"><text:a xlink:href="#_Toc209089764" office:target-frame-name="_top" xlink:show="replace"><text:span text:style-name="T27">2.2. Describe los procesos básicos de la organización.</text:span><text:span text:style-name="T28"><text:tab/></text:span><text:span text:style-name="T29">1</text:span></text:a></text:p>
          <text:p text:style-name="P30"><text:a xlink:href="#_Toc209089765" office:target-frame-name="_top" xlink:show="replace"><text:span text:style-name="T31">2.3. Reflexiona sobre cómo crees que lo gestionan ahora.</text:span><text:span text:style-name="T32"><text:tab/></text:span><text:span text:style-name="T33">1</text:span></text:a></text:p>
          <text:p text:style-name="P34"><text:a xlink:href="#_Toc209089766" office:target-frame-name="_top" xlink:show="replace"><text:span text:style-name="T35">2.4. Propón un problema potencial si no lo gestionaran con un sistema.</text:span><text:span text:style-name="T36"><text:tab/></text:span><text:span text:style-name="T37">1</text:span></text:a></text:p>
          <text:p text:style-name="P38"><text:a xlink:href="#_Toc209089767" office:target-frame-name="_top" xlink:show="replace"><text:span text:style-name="T39">3. Puesta en común por parejas</text:span><text:span text:style-name="T40"><text:tab/></text:span><text:span text:style-name="T41">2</text:span></text:a></text:p>
          <text:p text:style-name="P42"><text:a xlink:href="#_Toc209089768" office:target-frame-name="_top" xlink:show="replace"><text:span text:style-name="T43">4. Preguntas de reflexión</text:span><text:span text:style-name="T44"><text:tab/></text:span><text:span text:style-name="T45">2</text:span></text:a></text:p>
          <text:p text:style-name="P46"><text:a xlink:href="#_Toc209089769" office:target-frame-name="_top" xlink:show="replace"><text:span text:style-name="T47">4.1. Ventajas frente al papel o Excel.</text:span><text:span text:style-name="T48"><text:tab/></text:span><text:span text:style-name="T49">2</text:span></text:a></text:p>
          <text:p text:style-name="P50"><text:a xlink:href="#_Toc209089770" office:target-frame-name="_top" xlink:show="replace"><text:span text:style-name="T51">4.2.Problemas de una mala organización de datos.</text:span><text:span text:style-name="T52"><text:tab/></text:span><text:span text:style-name="T53">3</text:span></text:a></text:p>
          <text:p text:style-name="P54"><text:a xlink:href="#_Toc209089771" office:target-frame-name="_top" xlink:show="replace"><text:span text:style-name="T55">4.3.</text:span><text:span text:style-name="T56"><text:s/>Motivación personal.</text:span><text:span text:style-name="T57"><text:tab/></text:span><text:span text:style-name="T58">3</text:span></text:a></text:p>
          <text:p text:style-name="P59"><text:a xlink:href="#_Toc209089772" office:target-frame-name="_top" xlink:show="replace"><text:span text:style-name="T60">5.Webgrafia</text:span><text:span text:style-name="T61"><text:tab/></text:span><text:span text:style-name="T62">3</text:span></text:a></text:p>
        </text:index-body>
      </text:table-of-content>
      <text:p text:style-name="Normal"/>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h text:style-name="Título1" text:outline-level="1"><text:bookmark-start text:name="_Toc209089762"/>2. Investigación breve<text:bookmark-end text:name="_Toc209089762"/></text:h>
      <text:h text:style-name="Título2" text:outline-level="2"><text:bookmark-start text:name="_Toc209089763"/>2.1. Identifica qué información necesita gestionar esa organización (Un gimnasio).<text:bookmark-end text:name="_Toc209089763"/></text:h>
      <text:p text:style-name="P80">Un gimnasio necesita gestionar información sobre sus clientes (socios, reservas), sus finanzas (gastos, ingresos), el personal (monitores, secretaria, RR. HH), el equipamiento y las instalaciones (inventario, mantenimiento).</text:p>
      <text:h text:style-name="Título2" text:outline-level="2"><text:bookmark-start text:name="_Toc209089764"/><text:span text:style-name="T81">2.</text:span><text:span text:style-name="T82">2. Describe los procesos básicos de la organización.</text:span><text:bookmark-end text:name="_Toc209089764"/></text:h>
      <text:p text:style-name="P83">Los procesos básicos de un gimnasio incluyen atención al cliente (recepción, inscripción).</text:p>
      <text:p text:style-name="Normal"><text:span text:style-name="T84">Gestión financiera<text:s/></text:span><text:span text:style-name="T85"></text:span><text:span text:style-name="T86"><text:s/>cobro de matrícula, de cuotas, control de ingresos/gastos…</text:span></text:p>
      <text:p text:style-name="P87">Inventario de material.</text:p>
      <text:p text:style-name="Normal"><text:span text:style-name="T88">Planificación entrenamiento<text:s/></text:span><text:span text:style-name="T89"></text:span><text:span text:style-name="T90"><text:s/>reserva de clases</text:span></text:p>
      <text:h text:style-name="P91" text:outline-level="2"><text:bookmark-start text:name="_Toc209089765"/>2.3. Reflexiona sobre cómo crees que lo gestionan ahora.<text:bookmark-end text:name="_Toc209089765"/></text:h>
      <text:p text:style-name="P92">El gimnasio donde trabajo<text:s/>usa<text:s/>aplicación para la reserva de las clases en sala y para reservar las calles para el nado libre en la piscina.</text:p>
      <text:p text:style-name="P93">Para el cobro de las cuotas mensuales tienen tanto domiciliación bancaria como el uso de TPV o el pago en efectivo en recepción.</text:p>
      <text:p text:style-name="P94">Para la gestión de la economía tiene contrada una gestoría que se encarga del pago de las nominas y para el control del inventario y para la compra de material de las diferentes instalaciones el coordinador crea un presupuesto que tiene que ser aprobado por la dirección.</text:p>
      <text:p text:style-name="Normal"><text:span text:style-name="T95">Aplicación del gimnasio</text:span><text:span text:style-name="T96"><text:s/></text:span><text:span text:style-name="T97">https://play.google.com/store/apps/details?id=com.Intelinova.TgApp</text:span></text:p>
      <text:h text:style-name="Título2" text:outline-level="2"><text:bookmark-start text:name="_Toc209089766"/>2.4. Propón un problema potencial si no lo gestionaran con un sistema.<text:bookmark-end text:name="_Toc209089766"/></text:h>
      <text:p text:style-name="P98">-Si las clases no se reservaran habría exceso de aforo, al lugar que pasa en las calles para el nado libre, solo se permiten 6 personas por hora para que todo el mundo pueda realizar su actividad de manera cómoda.</text:p>
      <text:p text:style-name="P99">-Si no dieran la posibilidad del pago con<text:s/>TPV<text:s/>muchas personas no llevan efectivo encima y seria muy molestoso para ellos tener que sacar dinero solo por este motivo</text:p>
      <text:p text:style-name="P100"/>
      <text:p text:style-name="P101"/>
      <text:p text:style-name="P102"/>
      <text:h text:style-name="Título1" text:outline-level="1"/>
      <text:h text:style-name="P103" text:outline-level="1"><text:bookmark-start text:name="_Toc209089767"/>3. Puesta en común por parejas<text:bookmark-end text:name="_Toc209089767"/><text:s/></text:h>
      <text:p text:style-name="Normal"><text:span text:style-name="T104">Comparad</text:span><text:span text:style-name="T105"><text:s/></text:span><text:span text:style-name="T106">las empresas u organizaciones que habéis elegido.<text:s/></text:span></text:p>
      <text:p text:style-name="P107">Gimnasio<text:s/>y multinacional sobre juguetes.</text:p>
      <text:p text:style-name="Normal"><text:span text:style-name="T108">Detectad coincidencias y diferencias en los datos que gestionan y en los procesos que llevan a cabo.</text:span><text:span text:style-name="T109"><text:s/></text:span></text:p>
      <text:p text:style-name="P110">Coincidencias</text:p>
      <text:p text:style-name="P111">-Ambas tienen atención al cliente.</text:p>
      <text:p text:style-name="P112">-Almacenan grandes cantidades de información</text:p>
      <text:p text:style-name="P113">-Ofertan promociones para hacer más atractivo sus productos/actividades</text:p>
      <text:p text:style-name="P114">-Ofrecen servicio de seguridad para tranquilidad de los clientes.</text:p>
      <text:p text:style-name="P115"/>
      <text:p text:style-name="P116">Diferencias</text:p>
      <text:p text:style-name="P117">-El gimnasio tiene cobro de cuotas mensuales o anules y la multinacional de juguetes no.</text:p>
      <text:p text:style-name="P118">Comentad qué os ha sorprendido o qué no habíais considerado hasta escuchar a la otra persona.</text:p>
      <text:p text:style-name="P119">Que a pesar de ser negocios completamente diferentes tiene más en común de lo que parecen a nivel de procesos que se llevan a cabo y de gestiones que realiza.</text:p>
      <text:p text:style-name="P120">Conclusión</text:p>
      <text:p text:style-name="P121">Comparando las similitudes y diferencias entre ambos negocios hemos observado que a pesar de pertenecer a ámbitos completamente diferentes son más las similitudes que tienen que sus diferencias, porque al fin y al cabo ambos son negocios enfocados a sus clientes, con instalaciones y materiales, con gastos e ingresos con personal cualificado en cada ámbito,<text:s/>etc.<text:s/></text:p>
      <text:h text:style-name="Título1" text:outline-level="1"><text:bookmark-start text:name="_Toc209089768"/>4. Preguntas de reflexión<text:bookmark-end text:name="_Toc209089768"/></text:h>
      <text:h text:style-name="Título2" text:outline-level="2"><text:bookmark-start text:name="_Toc209089769"/>4.1. Ventajas<text:s/>frente al papel o Excel.<text:bookmark-end text:name="_Toc209089769"/></text:h>
      <text:p text:style-name="Normal"><text:span text:style-name="T122">-</text:span><text:span text:style-name="T123">Control de las vacaciones</text:span></text:p>
      <text:p text:style-name="P124">El papel se puede perder, puedes olvidar apuntar algún periodo de vacaciones… mientras que en el Excel puedes llevar un mejor control de los días de vacaciones que ya han disfrutado los trabajadores y de los que les quedan por disfrutar, sin posibilidad de<text:s/>pérdida<text:s/>ni error.</text:p>
      <text:soft-page-break/>
      <text:p text:style-name="Normal"><text:span text:style-name="T125">-</text:span><text:span text:style-name="T126"><text:s/></text:span><text:span text:style-name="T127">Organización y<text:s/></text:span><text:span text:style-name="T128">orden</text:span><text:span text:style-name="T129"><text:s/>(</text:span><text:span text:style-name="T130">Para mí la más importante)</text:span><text:span text:style-name="T131"><text:line-break/>Excel permite organizar grandes cantidades de datos (clientes, pagos, horarios) en tablas claras y estructuradas, lo que es más difícil y propenso a errores en registros en papel.</text:span></text:p>
      <text:p text:style-name="Normal"><text:span text:style-name="T132">-</text:span><text:span text:style-name="T133"><text:s/></text:span><text:span text:style-name="T134">Es muy útil para </text:span><text:span text:style-name="T135">verificar la corrección de los datos contables</text:span></text:p>
      <text:h text:style-name="Título2" text:outline-level="2"><text:bookmark-start text:name="_Toc209089770"/>4.2. Problemas<text:s/>de una mala organización de datos.<text:bookmark-end text:name="_Toc209089770"/></text:h>
      <text:p text:style-name="P136">-Errores en la domiciliación: en mi gimnasio ha pasado que el cliente ha cambiado de cuenta y no lo ha notificado, por<text:s/>tanto,<text:s/>el cobro de domiciliación no se producía y algunas veces ese error no se notificaba hasta meses después, por lo que ese cliente ha estado utilizando las instalaciones del gimnasio sin pagar.</text:p>
      <text:p text:style-name="P137">-Datos de clientes duplicados: hay clientes que salen en la misma<text:s/>clase,<text:s/>pero distintos días, lo que supone un error, porque las clases son o lunes y miércoles o martes y jueves y al salir en ambos turnos se ocupaba un puesto que realmente<text:s/>este vacío, lo que se traduce en descontento general por parte de los clientes que no pueden apuntarse a esa actividad.</text:p>
      <text:h text:style-name="Título2" text:outline-level="2"><text:bookmark-start text:name="_Toc209089771"/>4.3.<text:span text:style-name="T138"><text:s/>Motivación</text:span><text:span text:style-name="T139"><text:s/>personal.</text:span><text:bookmark-end text:name="_Toc209089771"/></text:h>
      <text:p text:style-name="Normal"><text:span text:style-name="T140">Personalizarlos o extenderlos</text:span><text:span text:style-name="T141"> </text:span><text:span text:style-name="T142">como programador.</text:span></text:p>
      <text:p text:style-name="P143">La perspectiva que más me llama la atención es la de personalizar sistemas como programador, para adaptar las herramientas a las necesidades específicas de la organización, en este caso, un gimnasio. De hecho, en mi gimnasio no cuentan con una aplicación propia y me gustaría crear una solución personalizada que permita gestionar las reservas de las clases, la organización de los monitores y otros aspectos propios del gimnasio.<text:line-break/>Espero poder aprender las habilidades necesarias para llevar a cabo este proyecto y diseñar una aplicación atractiva e intuitiva que facilite la gestión diaria.</text:p>
      <text:h text:style-name="Título1" text:outline-level="1"><text:bookmark-start text:name="_Toc209089772"/>5.Webgrafia<text:bookmark-end text:name="_Toc209089772"/></text:h>
      <text:p text:style-name="Normal"><text:a xlink:href="https://business.virtuagym.com/es/blog/costes-montar-gimnasio/" office:target-frame-name="_top" xlink:show="replace"><text:bookmark-start text:name="_Toc209089773"/><text:span text:style-name="T144">https://business.virtuagym.com/es/blog/costes-montar-gimn</text:span><text:bookmark-start text:name="_Hlt209083924"/><text:bookmark-start text:name="_Hlt209083925"/><text:span text:style-name="T145">a</text:span><text:bookmark-end text:name="_Hlt209083924"/><text:bookmark-end text:name="_Hlt209083925"/><text:span text:style-name="T146">sio/</text:span><text:bookmark-end text:name="_Toc209089773"/></text:a></text:p>
      <text:p text:style-name="Normal"><text:a xlink:href="https://fhinstitute.com/gestion-de-gimnasios-consejos-para-un-exito-asegurado/" office:target-frame-name="_top" xlink:show="replace"><text:span text:style-name="T147">https://fhinstitute.com/gestion-de-gimnasios-consejos-para-un-exito-asegurado/</text:span></text:a></text:p>
      <text:p text:style-name="Normal"><text:a xlink:href="https://www.ismygym.com/blog/lo-que-no-debes-hacer-si-gestionas-un-gimnasio" office:target-frame-name="_top" xlink:show="replace"><text:span text:style-name="T148">https://www.ismygym.com/blog/lo-que-no-debes-hacer-si-gestionas-un-</text:span><text:bookmark-start text:name="_Hlt209083933"/><text:bookmark-start text:name="_Hlt209083934"/><text:span text:style-name="T149">g</text:span><text:bookmark-end text:name="_Hlt209083933"/><text:bookmark-end text:name="_Hlt209083934"/><text:span text:style-name="T150">imnasio</text:span></text:a></text:p>
      <text:p text:style-name="Normal"><text:a xlink:href="https://stripe.com/es/resources/more/automated-billing-for-gyms-101-a-guide-for-businesses" office:target-frame-name="_top" xlink:show="replace"><text:span text:style-name="T151">https://stripe.com/es/resources/more/automated-billing-for-gyms-101-a-guide-for-businesses</text:span></text:a></text:p>
      <text:p text:style-name="Normal"><text:a xlink:href="https://support.microsoft.com/es-es/office/usar-access-o-excel-para-administrar-los-datos-09576147-47d1-4c6f-9312-e825227fcaea" office:target-frame-name="_top" xlink:show="replace"><text:span text:style-name="T152">https://support.microsoft.com/es-es/office/usar-access-o-excel-para-administrar-los-datos-09576147-47d1-4c6f-9312-e825227fcaea</text:span></text:a></text:p>
      <text:p text:style-name="Normal"><text:a xlink:href="https://ilen.edu.pe/15-razones-por-las-que-excel-es-imprescindible-en-la-gestion-empresarial-y-financiera-de-las-empresas/" office:target-frame-name="_top" xlink:show="replace"><text:span text:style-name="T153">https://ilen.edu.pe/15-razones-por-las-que-excel-es-imprescindible-en-la-gestion-empresarial-y-financiera-de-las-empresas/</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Ubuntu" svg:font-family="Ubuntu"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style:font-name-complex="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style:font-name-complex="Times New Roman" fo:font-weight="bold" style:font-weight-asian="bold" fo:color="#000000"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paragraph-properties fo:margin-top="0.1666in" fo:margin-bottom="0in" fo:line-height="107%"/>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style:style style:name="P4" style:parent-style-name="Piedepágina" style:family="paragraph">
      <style:paragraph-properties fo:text-align="end"/>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79" style:parent-style-name="Piedepágina" style:family="paragraph">
      <style:paragraph-properties fo:text-align="end"/>
    </style:style>
  </office:automatic-styles>
  <office:master-styles>
    <style:master-page style:name="MP0" style:page-layout-name="PL0">
      <style:footer>
        <text:p text:style-name="P2"/>
        <text:p text:style-name="Piedepágina"/>
      </style:footer>
    </style:master-page>
    <style:master-page style:next-style-name="MP0" style:name="MPF0" style:page-layout-name="PL0">
      <style:footer>
        <text:p text:style-name="P3"/>
        <text:p text:style-name="P4"/>
        <text:p text:style-name="Piedepágina"/>
      </style:footer>
    </style:master-page>
    <style:master-page style:name="MP1" style:page-layout-name="PL1">
      <style:footer>
        <text:p text:style-name="P79"><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ctividad de introducción - ¿Cómo ayudan los sistemas informáticos a las organizaciones?</dc:title>
    <dc:description/>
    <dc:subject/>
    <meta:initial-creator>alumno</meta:initial-creator>
    <dc:creator>alumno</dc:creator>
    <meta:creation-date>2025-09-18T07:56:00Z</meta:creation-date>
    <dc:date>2025-09-18T10:34:00Z</dc:date>
    <meta:print-date>2025-09-18T10:17:00Z</meta:print-date>
    <meta:template xlink:href="Normal.dotm" xlink:type="simple"/>
    <meta:editing-cycles>1</meta:editing-cycles>
    <meta:editing-duration>PT8580S</meta:editing-duration>
    <meta:document-statistic meta:page-count="5" meta:paragraph-count="14" meta:word-count="1154" meta:character-count="7489" meta:row-count="52" meta:non-whitespace-character-count="6349"/>
  </office:meta>
</office:document-meta>
</file>